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nits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Supplier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order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Orders to sup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roc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buyer[quote]s ord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order to the supplier must be 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Supplie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production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production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Production order BOM item must be equal to production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suppli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The supplie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Supplie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Supplie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Type of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Production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Экс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Suppl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8:39:21.1903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8:48:48.898331813</dc:date>
    <meta:editing-duration>PT33M43S</meta:editing-duration>
    <meta:editing-cycles>6</meta:editing-cycles>
    <meta:generator>LibreOffice/6.4.6.2$Linux_X86_64 LibreOffice_project/40$Build-2</meta:generator>
    <meta:document-statistic meta:table-count="1" meta:cell-count="2004" meta:object-count="0"/>
  </office:meta>
</office:document-meta>
</file>